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0.0007in solid #000000"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Heading_20_1">
      <style:paragraph-properties fo:text-align="justify" style:justify-single-word="false"/>
    </style:style>
    <style:style style:name="P10" style:family="paragraph" style:parent-style-name="Heading_20_1">
      <style:paragraph-properties fo:break-before="page"/>
    </style:style>
    <style:style style:name="P11" style:family="paragraph" style:parent-style-name="Code">
      <style:text-properties fo:font-size="12pt" fo:font-weight="bold" style:font-size-asian="12pt" style:font-weight-asian="bold" style:font-size-complex="12pt" style:font-weight-complex="bold"/>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7.0602in" style:type="right" style:leader-style="dotted" style:leader-text="."/>
        </style:tab-stops>
      </style:paragraph-properties>
    </style:style>
    <style:style style:name="P14" style:family="paragraph" style:parent-style-name="Contents_20_2">
      <style:paragraph-properties>
        <style:tab-stops>
          <style:tab-stop style:position="6.8839in" style:type="right" style:leader-style="dotted" style:leader-text="."/>
        </style:tab-stops>
      </style:paragraph-properties>
    </style:style>
    <style:style style:name="P15" style:family="paragraph" style:parent-style-name="Contents_20_3">
      <style:paragraph-properties>
        <style:tab-stops>
          <style:tab-stop style:position="6.6874in" style:type="right" style:leader-style="dotted" style:leader-text="."/>
        </style:tab-stops>
      </style:paragraph-properties>
    </style:style>
    <style:style style:name="P16" style:family="paragraph" style:parent-style-name="Table_20_Contents">
      <style:paragraph-properties fo:text-align="center" style:justify-single-word="fals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paragraph-properties fo:text-align="justify" style:justify-single-word="false"/>
    </style:style>
    <style:style style:name="P20" style:family="paragraph" style:parent-style-name="Text_20_body" style:list-style-name="L3">
      <style:paragraph-properties fo:text-align="justify" style:justify-single-word="false"/>
    </style:style>
    <style:style style:name="P21" style:family="paragraph" style:parent-style-name="Text_20_body" style:list-style-name="L5">
      <style:paragraph-properties fo:text-align="justify" style:justify-single-word="false"/>
    </style:style>
    <style:style style:name="P22" style:family="paragraph" style:parent-style-name="Text_20_body" style:list-style-name="L1">
      <style:paragraph-properties fo:text-align="justify" style:justify-single-word="false"/>
    </style:style>
    <style:style style:name="P23" style:family="paragraph" style:parent-style-name="Text_20_body" style:list-style-name="L8">
      <style:paragraph-properties fo:text-align="justify" style:justify-single-word="false"/>
    </style:style>
    <style:style style:name="P24" style:family="paragraph" style:parent-style-name="Text_20_body" style:list-style-name="L10">
      <style:paragraph-properties fo:text-align="justify" style:justify-single-word="false"/>
    </style:style>
    <style:style style:name="P25" style:family="paragraph" style:parent-style-name="Text_20_body" style:list-style-name="L12">
      <style:paragraph-properties fo:text-align="justify" style:justify-single-word="false"/>
    </style:style>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fo:font-size="12pt" fo:font-weight="bold" style:font-size-asian="12pt" style:font-weight-asian="bold" style:font-size-complex="12pt"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December 20, 2014</text:p>
      <text:p text:style-name="P2">Covering fOOrth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3">The MIT License (MIT).<text:tab/>3</text:p>
          <text:p text:style-name="P13">Introduction<text:tab/>4</text:p>
          <text:p text:style-name="P14">About the name fOOrth<text:tab/>4</text:p>
          <text:p text:style-name="P14">How fOOrth came to be<text:tab/>4</text:p>
          <text:p text:style-name="P14">Goals and Principles<text:tab/>5</text:p>
          <text:p text:style-name="P14">Report Card<text:tab/>6</text:p>
          <text:p text:style-name="P13">Installation<text:tab/>7</text:p>
          <text:p text:style-name="P14">Ruby<text:tab/>7</text:p>
          <text:p text:style-name="P14">fOOrth<text:tab/>7</text:p>
          <text:p text:style-name="P14">Running fOOrth<text:tab/>8</text:p>
          <text:p text:style-name="P14">Source Archive<text:tab/>8</text:p>
          <text:p text:style-name="P13">First Steps<text:tab/>9</text:p>
          <text:p text:style-name="P13">The Class Tree<text:tab/>11</text:p>
          <text:p text:style-name="P14">A Brief Overview<text:tab/>11</text:p>
          <text:p text:style-name="P15">Classes<text:tab/>11</text:p>
          <text:p text:style-name="P15">Inheritance<text:tab/>11</text:p>
          <text:p text:style-name="P15">Methods<text:tab/>12</text:p>
          <text:p text:style-name="P15">Message Routing<text:tab/>12</text:p>
          <text:p text:style-name="P15">Late Binding and Polymorphism<text:tab/>12</text:p>
          <text:p text:style-name="P13">VirtualMachine<text:tab/>13</text:p>
          <text:p text:style-name="P13">Object<text:tab/>14</text:p>
          <text:p text:style-name="P13">Array<text:tab/>15</text:p>
          <text:p text:style-name="P13">Class<text:tab/>16</text:p>
          <text:p text:style-name="P13">FalseClass, TrueClass, and NilClass<text:tab/>17</text:p>
          <text:p text:style-name="P13">Numeric, MaxNumeric, and MinNumeric<text:tab/>18</text:p>
          <text:p text:style-name="P13">Complex<text:tab/>19</text:p>
          <text:p text:style-name="P13">Float<text:tab/>20</text:p>
          <text:p text:style-name="P13">Integer<text:tab/>21</text:p>
          <text:p text:style-name="P13">Rational<text:tab/>22</text:p>
          <text:p text:style-name="P13">Proc<text:tab/>23</text:p>
          <text:p text:style-name="P13">String<text:tab/>24</text:p>
          <text:p text:style-name="P13">Thread<text:tab/>25</text:p>
          <text:p text:style-name="P13">Glossary<text:tab/>26</text:p>
          <text:p text:style-name="P13">Edit History:<text:tab/>27</text:p>
        </text:index-body>
      </text:table-of-content>
      <text:p text:style-name="Text_20_body"/>
      <text:h text:style-name="P10" text:outline-level="1"><text:bookmark text:name="label-The+MIT+License+%28MIT%29."/>The MIT License (MIT).</text:h>
      <text:p text:style-name="Text_20_body"/>
      <text:p text:style-name="Text_20_body">Copyright © 2014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9"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10"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11"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0"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8796697955137590826" text:style-name="L1">
        <text:list-item>
          <text:p text:style-name="P17">A Simple, Easy-to-Understand syntax that is none the less, Expressive and Compact:</text:p>
        </text:list-item>
      </text:list>
      <text:list xml:id="list1940171411941633271" text:style-name="L2">
        <text:list-item>
          <text:list>
            <text:list-item>
              <text:p text:style-name="P18">Source code in fOOrth is free-form with no line oriented limitations or rules.</text:p>
            </text:list-item>
            <text:list-item>
              <text:p text:style-name="P18">Support is given to the easy representation of common literal data such as strings, integers, floating point numbers, rational numbers, and complex numbers.</text:p>
            </text:list-item>
          </text:list>
        </text:list-item>
      </text:list>
      <text:list xml:id="list34252862" text:continue-list="list8796697955137590826" text:style-name="L1">
        <text:list-item>
          <text:p text:style-name="P17">Safe Data and Data Structures:</text:p>
        </text:list-item>
      </text:list>
      <text:list xml:id="list4632592041719452977" text:style-name="L3">
        <text:list-item>
          <text:list>
            <text:list-item>
              <text:p text:style-name="P20">Simple, reliable arithmetic. In fOOrth, integer operations never overflow. Rational values can be represented exactly, complex numbers are supported, and conversions between numeric types are simple.</text:p>
            </text:list-item>
            <text:list-item>
              <text:p text:style-name="P20">Strings grow as needed without the need to allocate space or worry about overflow.</text:p>
            </text:list-item>
            <text:list-item>
              <text:p text:style-name="P20">Data containers such as arrays and hashes grow as needed. Out of range subscripts cannot access undefined memory regions. </text:p>
            </text:list-item>
          </text:list>
        </text:list-item>
      </text:list>
      <text:list xml:id="list34274183" text:continue-list="list34252862" text:style-name="L1">
        <text:list-item>
          <text:p text:style-name="P17"><text:soft-page-break/>Message Passing:</text:p>
        </text:list-item>
      </text:list>
      <text:list xml:id="list2909089705116905894" text:style-name="L4">
        <text:list-item>
          <text:list>
            <text:list-item>
              <text:p text:style-name="P26">In fOOrth all actions take the form of messages sent to a receiver.</text:p>
            </text:list-item>
            <text:list-item>
              <text:p text:style-name="P26">The routing of messages is specified by the exact type of the message.</text:p>
            </text:list-item>
            <text:list-item>
              <text:p text:style-name="P26">Message receivers include data items on the stack as well as the virtual machine object associated with the current thread of execution.</text:p>
            </text:list-item>
            <text:list-item>
              <text:p text:style-name="P26">Messages for which no routing specification can be found, generate an error at compile time.</text:p>
            </text:list-item>
          </text:list>
        </text:list-item>
      </text:list>
      <text:list xml:id="list34250914" text:continue-list="list34274183" text:style-name="L1">
        <text:list-item>
          <text:p text:style-name="P17">Object Oriented Design:</text:p>
        </text:list-item>
      </text:list>
      <text:list xml:id="list2467310596811162112" text:style-name="L5">
        <text:list-item>
          <text:list>
            <text:list-item>
              <text:p text:style-name="P21">Support class based inheritance, with a non-cyclic (single inheritance) tree derived from a common base Object class.</text:p>
            </text:list-item>
            <text:list-item>
              <text:p text:style-name="P27">Support late binding and polymorphism through message interface compatibility or “duck” typing.</text:p>
            </text:list-item>
          </text:list>
        </text:list-item>
      </text:list>
      <text:list xml:id="list34251236" text:continue-list="list34250914" text:style-name="L1">
        <text:list-item>
          <text:p text:style-name="P17">Meta programming: </text:p>
        </text:list-item>
      </text:list>
      <text:list xml:id="list7167909237096969879" text:style-name="L6">
        <text:list-item>
          <text:list>
            <text:list-item>
              <text:p text:style-name="P28">Support extensible language constructs by making the compiler an accessible part of the system.</text:p>
            </text:list-item>
          </text:list>
        </text:list-item>
      </text:list>
      <text:list xml:id="list34251800" text:continue-list="list34251236" text:style-name="L1">
        <text:list-item>
          <text:p text:style-name="P17">Reliability:</text:p>
        </text:list-item>
      </text:list>
      <text:list xml:id="list5489119041056335923" text:style-name="L7">
        <text:list-item>
          <text:list>
            <text:list-item>
              <text:p text:style-name="P29">Errors should be detected as soon as possible. </text:p>
            </text:list-item>
            <text:list-item>
              <text:p text:style-name="P29">Language constructs should not be designed in a way that causes simple coding errors to spin off into infinite loops. </text:p>
            </text:list-item>
          </text:list>
        </text:list-item>
      </text:list>
      <text:list xml:id="list34260096" text:continue-list="list34251800" text:style-name="L1">
        <text:list-item>
          <text:p text:style-name="P22">Building on the host language:</text:p>
        </text:list-item>
      </text:list>
      <text:list xml:id="list4212690030854871216" text:style-name="L8">
        <text:list-item>
          <text:list>
            <text:list-item>
              <text:p text:style-name="P23">The fOOrth language is built upon the Ruby language. To leverage this, fOOrth has the ability to build proxy connections to Ruby classes and facilities. </text:p>
            </text:list-item>
          </text:list>
        </text:list-item>
      </text:list>
      <text:p text:style-name="Text_20_body"/>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5479192610934029497" text:style-name="L9">
        <text:list-item>
          <text:p text:style-name="P30">ruby 1.9.3p484 (2013-11-22) [i386-mingw32]</text:p>
        </text:list-item>
        <text:list-item>
          <text:p text:style-name="P30">ruby 2.1.5p273 (2014-11-13 revision 48405) [i386-mingw32]</text:p>
        </text:list-item>
        <text:list-item>
          <text:p text:style-name="P30">Rubinius – to be tested!</text:p>
        </text:list-item>
        <text:list-item>
          <text:p text:style-name="P30">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5" text:note-class="footnote"><text:note-citation>9</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6" text:note-class="footnote"><text:note-citation>10</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7" text:note-class="footnote"><text:note-citation>11</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8" text:note-class="footnote"><text:note-citation>12</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7">Tokens</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text:p>
          </table:table-cell>
          <table:table-cell table:style-name="Table1.E1" office:value-type="string">
            <text:p text:style-name="P8">.</text:p>
          </table:table-cell>
        </table:table-row>
        <table:table-row>
          <table:table-cell table:style-name="Table1.A2" office:value-type="string">
            <text:p text:style-name="P7">Output</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9'</text:p>
          </table:table-cell>
        </table:table-row>
        <table:table-row>
          <table:table-cell table:style-name="Table1.A3" table:number-rows-spanned="2" office:value-type="string">
            <text:p text:style-name="P7">Data Stack</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9</text:p>
          </table:table-cell>
          <table:table-cell table:style-name="Table1.E2" office:value-type="string">
            <text:p text:style-name="P7"/>
          </table:table-cell>
        </table:table-row>
        <table:table-row>
          <table:covered-table-cell/>
          <table:table-cell table:style-name="Table1.A2" office:value-type="string">
            <text:p text:style-name="P7"/>
          </table:table-cell>
          <table:table-cell table:style-name="Table1.A2" office:value-type="string">
            <text:p text:style-name="P7">4</text:p>
          </table:table-cell>
          <table:table-cell table:style-name="Table1.A2" office:value-type="string">
            <text:p text:style-name="P7"/>
          </table:table-cell>
          <table:table-cell table:style-name="Table1.E2" office:value-type="string">
            <text:p text:style-name="P7"/>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7">Infix</text:p>
          </table:table-cell>
          <table:table-cell table:style-name="Table2.A1" office:value-type="string">
            <text:p text:style-name="P7">Postfix</text:p>
          </table:table-cell>
          <table:table-cell table:style-name="Table2.C1" office:value-type="string">
            <text:p text:style-name="P7">Result</text:p>
          </table:table-cell>
        </table:table-row>
        <table:table-row>
          <table:table-cell table:style-name="Table2.A2" office:value-type="string">
            <text:p text:style-name="P7">2+3*4</text:p>
          </table:table-cell>
          <table:table-cell table:style-name="Table2.A2" office:value-type="string">
            <text:p text:style-name="P7">2 3 4 * +</text:p>
          </table:table-cell>
          <table:table-cell table:style-name="Table2.C2" office:value-type="string">
            <text:p text:style-name="P7">14</text:p>
          </table:table-cell>
        </table:table-row>
        <table:table-row>
          <table:table-cell table:style-name="Table2.A2" office:value-type="string">
            <text:p text:style-name="P7">(2+3)*4</text:p>
          </table:table-cell>
          <table:table-cell table:style-name="Table2.A2" office:value-type="string">
            <text:p text:style-name="P7">2 3 + 4 *</text:p>
          </table:table-cell>
          <table:table-cell table:style-name="Table2.C2" office:value-type="string">
            <text:p text:style-name="P7">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FORTH. However this is not the case. To understand how this is so, consider the original <text:soft-page-break/>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7">Language</text:p>
            <text:p text:style-name="P7">Tokens</text:p>
          </table:table-cell>
          <table:table-cell table:style-name="Table3.B1" table:number-columns-spanned="2" office:value-type="string">
            <text:p text:style-name="P7">Abstract Pseudo-Code Generated</text:p>
          </table:table-cell>
          <table:covered-table-cell/>
        </table:table-row>
        <table:table-row>
          <table:covered-table-cell/>
          <table:table-cell table:style-name="Table3.B2" office:value-type="string">
            <text:p text:style-name="P7">FORTH</text:p>
          </table:table-cell>
          <table:table-cell table:style-name="Table3.C2" office:value-type="string">
            <text:p text:style-name="P7">fOOrth</text:p>
          </table:table-cell>
        </table:table-row>
        <table:table-row>
          <table:table-cell table:style-name="Table3.B2" office:value-type="string">
            <text:p text:style-name="P8">4</text:p>
          </table:table-cell>
          <table:table-cell table:style-name="Table3.B2" office:value-type="string">
            <text:p text:style-name="P7">Push_integer 4</text:p>
          </table:table-cell>
          <table:table-cell table:style-name="Table3.C2" office:value-type="string">
            <text:p text:style-name="P7">Push_integer 4</text:p>
          </table:table-cell>
        </table:table-row>
        <table:table-row>
          <table:table-cell table:style-name="Table3.B2" office:value-type="string">
            <text:p text:style-name="P8">5</text:p>
          </table:table-cell>
          <table:table-cell table:style-name="Table3.B2" office:value-type="string">
            <text:p text:style-name="P7">Push_integer 5</text:p>
          </table:table-cell>
          <table:table-cell table:style-name="Table3.C2" office:value-type="string">
            <text:p text:style-name="P7">Push_integer 5</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T<text:span text:style-name="T6">2</text:span> = Pop_integer</text:p>
            <text:p text:style-name="P7">T<text:span text:style-name="T6">3 </text:span>= Add_integers T<text:span text:style-name="T6">2 </text:span>,T<text:span text:style-name="T6">1</text:span></text:p>
            <text:p text:style-name="P7">Push_integer T<text:span text:style-name="T6">3</text:span></text:p>
          </table:table-cell>
          <table:table-cell table:style-name="Table3.C2" office:value-type="string">
            <text:p text:style-name="P7">T<text:span text:style-name="T6">1</text:span> = Pop_object</text:p>
            <text:p text:style-name="P7">T<text:span text:style-name="T6">2</text:span> = Pop_object</text:p>
            <text:p text:style-name="P7">T<text:span text:style-name="T6">3</text:span> = T<text:span text:style-name="T6">2</text:span>.Add(T<text:span text:style-name="T6">1</text:span>)</text:p>
            <text:p text:style-name="P7">Push_object T<text:span text:style-name="T6">3</text:span></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Print_integer T<text:span text:style-name="T6">1</text:span></text:p>
          </table:table-cell>
          <table:table-cell table:style-name="Table3.C2" office:value-type="string">
            <text:p text:style-name="P7">T<text:span text:style-name="T6">1</text:span> = Pop_object</text:p>
            <text:p text:style-name="P7">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Class Tree</text:h>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11">Object</text:p>
      <text:p text:style-name="P11"><text:tab/>Array</text:p>
      <text:p text:style-name="P11"><text:tab/>Class</text:p>
      <text:p text:style-name="P11"><text:tab/>FalseClass</text:p>
      <text:p text:style-name="P11"><text:tab/>Hash</text:p>
      <text:p text:style-name="P11"><text:tab/>MaxNumeric</text:p>
      <text:p text:style-name="P11"><text:tab/>MinNumeric</text:p>
      <text:p text:style-name="P11"><text:tab/>NilClass</text:p>
      <text:p text:style-name="P11"><text:tab/>Numeric</text:p>
      <text:p text:style-name="P11"><text:tab/><text:tab/>Complex</text:p>
      <text:p text:style-name="P11"><text:tab/><text:tab/>Float</text:p>
      <text:p text:style-name="P11"><text:tab/><text:tab/>Integer</text:p>
      <text:p text:style-name="P11"><text:tab/><text:tab/><text:tab/>Bignum</text:p>
      <text:p text:style-name="P11"><text:tab/><text:tab/><text:tab/>Fixnum</text:p>
      <text:p text:style-name="P11"><text:tab/><text:tab/>Rational</text:p>
      <text:p text:style-name="P11"><text:tab/>Proc</text:p>
      <text:p text:style-name="P11"><text:tab/>String</text:p>
      <text:p text:style-name="P11"><text:tab/>Thread</text:p>
      <text:p text:style-name="P11"><text:tab/>TrueClass</text:p>
      <text:p text:style-name="P11"><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Text_20_body">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2995858663546439783" text:style-name="L10">
        <text:list-item>
          <text:p text:style-name="P24">Shared: Methods that are common to all instances of the class that contains them.</text:p>
        </text:list-item>
        <text:list-item>
          <text:p text:style-name="P24">Exclusive: Methods that are defined for one and only one object (and all of its clones).</text:p>
        </text:list-item>
        <text:list-item>
          <text:p text:style-name="P24">Local: Methods that are created in a context and are accessible only in that context. When the context concludes, these methods are no longer accessible.</text:p>
        </text:list-item>
      </text:list>
      <text:h text:style-name="Heading_20_3" text:outline-level="3">Message Routing</text:h>
      <text:p text:style-name="P3">In general, the fOOrth compiler needs to be able to determine where the receiver of a message is to be found. In general, the following destinations are available for messages:</text:p>
      <text:list xml:id="list3118329463804709038" text:style-name="L12">
        <text:list-item>
          <text:p text:style-name="P25">The top element of the stack. This form of message is identified by the leading “.” in the message name.</text:p>
        </text:list-item>
        <text:list-item>
          <text:p text:style-name="P25">The second element of the stack. This form of message, most often associated with dyadic operators like “+”, “-”, “*”, and “/” are special cases and need to be declared as dyadic. See section 999 for more details.</text:p>
        </text:list-item>
        <text:list-item>
          <text:p text:style-name="P25">The current object. These methods are sent to the object that is currently processing the message. Methods beginning with “~” or “@” are implicitly routed in this manner. Methods from group one may be explicitly routed this way by using “self .method”</text:p>
        </text:list-item>
        <text:list-item>
          <text:p text:style-name="P25">The current thread. Methods beginning with “#” are used to access thread data.</text:p>
        </text:list-item>
        <text:list-item>
          <text:p text:style-name="P25">The global space. Methods beginning with “$” are used to access global data.</text:p>
        </text:list-item>
        <text:list-item>
          <text:p text:style-name="P25">The virtual machine (vm). The vm is a sort of receiver of last resort. Methods to the vm may take any form.</text:p>
        </text:list-item>
      </text:list>
      <text:p text:style-name="P3">As can be seen, message routing is an involved and fairly complex process. It will be examined in much greater depth as each sort of method, its creation and usage, is discussed.</text:p>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Text_20_body"/>
      <text:h text:style-name="Heading_20_1" text:outline-level="1">VirtualMachine</text:h>
      <text:p text:style-name="Text_20_body"/>
      <text:h text:style-name="Heading_20_1" text:outline-level="1">Object</text:h>
      <text:p text:style-name="Text_20_body"/>
      <text:h text:style-name="Heading_20_1" text:outline-level="1">Array</text:h>
      <text:p text:style-name="Text_20_body"/>
      <text:h text:style-name="Heading_20_1" text:outline-level="1">Class</text:h>
      <text:p text:style-name="Text_20_body"/>
      <text:h text:style-name="Heading_20_1" text:outline-level="1">FalseClass, TrueClass, and NilClass</text:h>
      <text:p text:style-name="Text_20_body"/>
      <text:h text:style-name="Heading_20_1" text:outline-level="1">Numeric, MaxNumeric, and MinNumeric</text:h>
      <text:p text:style-name="Text_20_body"/>
      <text:h text:style-name="Heading_20_1" text:outline-level="1">Complex</text:h>
      <text:p text:style-name="Text_20_body"/>
      <text:h text:style-name="Heading_20_1" text:outline-level="1">Float</text:h>
      <text:p text:style-name="Text_20_body"/>
      <text:h text:style-name="Heading_20_1" text:outline-level="1">Integer</text:h>
      <text:p text:style-name="Text_20_body"/>
      <text:h text:style-name="Heading_20_1" text:outline-level="1">Rational</text:h>
      <text:p text:style-name="Text_20_body"/>
      <text:p text:style-name="Text_20_body"/>
      <text:h text:style-name="Heading_20_1" text:outline-level="1">Proc</text:h>
      <text:p text:style-name="Text_20_body"/>
      <text:h text:style-name="Heading_20_1" text:outline-level="1">String</text:h>
      <text:p text:style-name="Text_20_body"/>
      <text:h text:style-name="Heading_20_1" text:outline-level="1">Thread</text:h>
      <text:p text:style-name="Text_20_body"/>
      <text:p text:style-name="Text_20_body"/>
      <text:p text:style-name="Text_20_body"/>
      <text:h text:style-name="Heading_20_1" text:outline-level="1">Glossary</text:h>
      <text:p text:style-name="P3">The fOOrth system is fairly introspective. The )entries command returns a nicely formatted list of all the entries in the system's symbol mapping table. An example follows:</text:p>
      <text:p text:style-name="Code"/>
      <text:p text:style-name="Code">&gt;)entries</text:p>
      <text:p text:style-name="Code">Symbol Map Entries =</text:p>
      <text:p text:style-name="Code"><text:s text:c="12"/>! <text:s text:c="4"/>.conjugate <text:s/>.parent_class <text:s text:c="11"/>0&gt;= <text:s text:c="8"/>class:</text:p>
      <text:p text:style-name="Code"><text:s text:c="11"/>&amp;&amp; <text:s text:c="10"/>.cos <text:s text:c="8"/>.polar <text:s text:c="12"/>1+ <text:s text:c="9"/>clone</text:p>
      <text:p text:style-name="Code"><text:s text:c="11"/>)" <text:s text:c="9"/>.cosh <text:s text:c="9"/>.posn <text:s text:c="12"/>1- <text:s text:c="11"/>com</text:p>
      <text:p text:style-name="Code"><text:s text:c="7"/>)debug <text:s text:c="11"/>.cr <text:s text:c="11"/>.pp <text:s text:c="12"/>2* <text:s text:c="7"/>complex</text:p>
      <text:p text:style-name="Code"><text:s text:c="5"/>)entries <text:s text:c="9"/>.cube <text:s text:c="10"/>.r2d <text:s text:c="12"/>2+ <text:s text:c="5"/>distinct?</text:p>
      <text:p text:style-name="Code"><text:s text:c="8"/>)quit <text:s text:c="6"/>.current <text:s text:c="9"/>.real <text:s text:c="12"/>2- <text:s text:c="12"/>do</text:p>
      <text:p text:style-name="Code"><text:s text:c="5"/>)version <text:s text:c="10"/>.d2r <text:s text:c="6"/>.reverse <text:s text:c="12"/>2/ <text:s text:c="7"/>do_each</text:p>
      <text:p text:style-name="Code"><text:s text:c="12"/>* <text:s text:c="2"/>.denominator <text:s text:c="8"/>.right <text:s text:c="13"/>: <text:s text:c="2"/>do_new_block</text:p>
      <text:p text:style-name="Code"><text:s text:c="11"/>** <text:s text:c="10"/>.e** <text:s text:c="7"/>.right? <text:s text:c="13"/>&lt; <text:s text:c="11"/>dpr</text:p>
      <text:p text:style-name="Code"><text:s text:c="12"/>+ <text:s text:c="8"/>.each{ <text:s text:c="8"/>.rjust <text:s text:c="12"/>&lt;&lt; <text:s text:c="10"/>drop</text:p>
      <text:p text:style-name="Code"><text:s text:c="12"/>- <text:s text:c="8"/>.even? <text:s text:c="8"/>.round <text:s text:c="12"/>&lt;= <text:s text:c="11"/>dup</text:p>
      <text:p text:style-name="Code"><text:s text:c="12"/>. <text:s text:c="8"/>.floor <text:s text:c="7"/>.rstrip <text:s text:c="11"/>&lt;=&gt; <text:s text:c="13"/>e</text:p>
      <text:p text:style-name="Code"><text:s text:c="11"/>." <text:s text:c="10"/>.fmt <text:s text:c="6"/>.select{ <text:s text:c="12"/>&lt;&gt; <text:s text:c="10"/>emit</text:p>
      <text:p text:style-name="Code"><text:s text:c="7"/>.+left <text:s text:c="9"/>.fmt" <text:s text:c="6"/>.shuffle <text:s text:c="13"/>= <text:s text:c="9"/>false</text:p>
      <text:p text:style-name="Code"><text:s text:c="8"/>.+mid <text:s text:c="10"/>.gcd <text:s text:c="10"/>.sin <text:s text:c="13"/>&gt; <text:s text:c="7"/>global:</text:p>
      <text:p text:style-name="Code"><text:s text:c="6"/>.+midlr <text:s text:c="8"/>.hypot <text:s text:c="9"/>.sinh <text:s text:c="12"/>&gt;= <text:s text:c="4"/>identical?</text:p>
      <text:p text:style-name="Code"><text:s text:c="6"/>.+right <text:s text:c="4"/>.imaginary <text:s text:c="8"/>.sleep <text:s text:c="12"/>&gt;&gt; <text:s text:c="12"/>if</text:p>
      <text:p text:style-name="Code"><text:s text:c="7"/>.-left <text:s text:c="9"/>.init <text:s text:c="9"/>.sort <text:s text:c="10"/>?dup <text:s text:c="11"/>max</text:p>
      <text:p text:style-name="Code"><text:s text:c="8"/>.-mid <text:s text:c="4"/>.is_class? <text:s text:c="8"/>.split <text:s text:c="13"/>@ <text:s text:c="7"/>max_num</text:p>
      <text:p text:style-name="Code"><text:s text:c="6"/>.-midlr <text:s text:c="10"/>.lcm <text:s text:c="10"/>.sqr <text:s text:c="9"/>Array <text:s text:c="11"/>min</text:p>
      <text:p text:style-name="Code"><text:s text:c="6"/>.-right <text:s text:c="9"/>.left <text:s text:c="9"/>.sqrt <text:s text:c="8"/>Bignum <text:s text:c="7"/>min_num</text:p>
      <text:p text:style-name="Code"><text:s text:c="9"/>.1/x <text:s text:c="8"/>.left? <text:s text:c="8"/>.strip <text:s text:c="9"/>Class <text:s text:c="11"/>mod</text:p>
      <text:p text:style-name="Code"><text:s text:c="8"/>.10** <text:s text:c="7"/>.length <text:s text:c="7"/>.strlen <text:s text:c="7"/>Complex <text:s text:c="11"/>neg</text:p>
      <text:p text:style-name="Code"><text:s text:c="9"/>.2** <text:s text:c="9"/>.list <text:s text:c="7"/>.strmax <text:s text:c="4"/>FalseClass <text:s text:c="11"/>nil</text:p>
      <text:p text:style-name="Code"><text:s text:c="11"/>.: <text:s text:c="8"/>.ljust <text:s text:c="4"/>.subclass: <text:s text:c="8"/>Fixnum <text:s text:c="11"/>nip</text:p>
      <text:p text:style-name="Code"><text:s text:c="10"/>.:: <text:s text:c="11"/>.ln <text:s text:c="10"/>.tan <text:s text:c="9"/>Float <text:s text:c="11"/>not</text:p>
      <text:p text:style-name="Code"><text:s text:c="9"/>.[]! <text:s text:c="8"/>.log10 <text:s text:c="9"/>.tanh <text:s text:c="7"/>Integer <text:s text:c="12"/>or</text:p>
      <text:p text:style-name="Code"><text:s text:c="9"/>.[]@ <text:s text:c="9"/>.log2 <text:s text:c="9"/>.to_f <text:s text:c="4"/>MaxNumeric <text:s text:c="10"/>over</text:p>
      <text:p text:style-name="Code"><text:s text:c="9"/>.abs <text:s text:c="7"/>.lstrip <text:s text:c="9"/>.to_i <text:s text:c="4"/>MinNumeric <text:s text:c="9"/>pause</text:p>
      <text:p text:style-name="Code"><text:s text:c="8"/>.acos <text:s text:c="4"/>.magnitude <text:s text:c="5"/>.to_lower <text:s text:c="6"/>NilClass <text:s text:c="12"/>pi</text:p>
      <text:p text:style-name="Code"><text:s text:c="7"/>.acosh <text:s text:c="9"/>.main <text:s text:c="9"/>.to_n <text:s text:c="7"/>Numeric <text:s text:c="10"/>pick</text:p>
      <text:p text:style-name="Code"><text:s text:c="7"/>.angle <text:s text:c="9"/>.map{ <text:s text:c="9"/>.to_r <text:s text:c="8"/>Object <text:s text:c="6"/>rational</text:p>
      <text:p text:style-name="Code"><text:s text:c="8"/>.asin <text:s text:c="10"/>.mid <text:s text:c="9"/>.to_s <text:s text:c="10"/>Proc <text:s text:c="11"/>rot</text:p>
      <text:p text:style-name="Code"><text:s text:c="7"/>.asinh <text:s text:c="9"/>.mid? <text:s text:c="5"/>.to_upper <text:s text:c="6"/>Rational <text:s text:c="10"/>self</text:p>
      <text:p text:style-name="Code"><text:s text:c="8"/>.atan <text:s text:c="8"/>.midlr <text:s text:c="9"/>.to_x <text:s text:c="8"/>String <text:s text:c="9"/>space</text:p>
      <text:p text:style-name="Code"><text:s text:c="7"/>.atan2 <text:s text:c="9"/>.name <text:s text:c="11"/>.vm <text:s text:c="8"/>Thread <text:s text:c="8"/>spaces</text:p>
      <text:p text:style-name="Code"><text:s text:c="7"/>.atanh <text:s text:c="10"/>.new <text:s text:c="6"/>.vm_name <text:s text:c="5"/>TrueClass <text:s text:c="10"/>swap</text:p>
      <text:p text:style-name="Code"><text:s text:c="9"/>.c2p <text:s text:c="5"/>.new_size <text:s text:c="13"/>/ VirtualMachine <text:s text:c="7"/>thread:</text:p>
      <text:p text:style-name="Code"><text:s text:c="8"/>.call <text:s text:c="4"/>.new_value <text:s text:c="12"/>0&lt; <text:s text:c="13"/>[ <text:s text:c="10"/>true</text:p>
      <text:p text:style-name="Code"><text:s text:c="8"/>.cbrt <text:s text:c="3"/>.new_values <text:s text:c="11"/>0&lt;= <text:s text:c="12"/>^^ <text:s text:c="10"/>tuck</text:p>
      <text:p text:style-name="Code"><text:s text:c="8"/>.ceil <text:s text:c="9"/>.new{ <text:s text:c="10"/>0&lt;=&gt; <text:s text:c="8"/>accept <text:s text:c="12"/>vm</text:p>
      <text:p text:style-name="Code"><text:s text:c="7"/>.cjust <text:s text:c="4"/>.numerator <text:s text:c="11"/>0&lt;&gt; <text:s text:c="7"/>accept" <text:s text:c="11"/>xor</text:p>
      <text:p text:style-name="Code"><text:s text:c="7"/>.class <text:s text:c="9"/>.odd? <text:s text:c="12"/>0= <text:s text:c="11"/>and <text:s text:c="12"/>{{</text:p>
      <text:p text:style-name="Code"><text:s text:c="7"/>.clone <text:s text:c="10"/>.p2c <text:s text:c="12"/>0&gt; <text:s text:c="9"/>begin <text:s text:c="12"/>||</text:p>
      <text:p text:style-name="Code"/>
      <text:p text:style-name="Text_20_body"/>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27</text:page-number> of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8H44M7S</meta:editing-duration>
    <meta:editing-cycles>340</meta:editing-cycles>
    <meta:generator>OpenOffice/4.1.1$Win32 OpenOffice.org_project/411m6$Build-9775</meta:generator>
    <dc:date>2014-12-20T14:10:53.31</dc:date>
    <dc:creator>Peter Camilleri</dc:creator>
    <meta:document-statistic meta:table-count="3" meta:image-count="0" meta:object-count="0" meta:page-count="27" meta:paragraph-count="287" meta:word-count="3171" meta:character-count="21124"/>
    <meta:template xlink:type="simple" xlink:actuate="onRequest" xlink:title="MyDefault" xlink:href="../../../../OpenOffice.org/3/user/template/MyDefault.ott" meta:date="2014-06-26T22:09:00.24"/>
  </office:meta>
</office:document-meta>
</file>